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] + [.N2] + [.V2] + [.AC2]" office:value-type="float" office:value="0">
            <text:p>0.00000</text:p>
          </table:table-cell>
          <table:table-cell table:style-name="ce18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20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3] + [.N3] + [.V3] + [.AC3]" office:value-type="float" office:value="0">
            <text:p>0.00000</text:p>
          </table:table-cell>
          <table:table-cell table:style-name="ce18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20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4] + [.N4] + [.V4] + [.AC4]" office:value-type="float" office:value="0">
            <text:p>0.00000</text:p>
          </table:table-cell>
          <table:table-cell table:style-name="ce18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20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5] + [.N5] + [.V5] + [.AC5]" office:value-type="float" office:value="0">
            <text:p>0.00000</text:p>
          </table:table-cell>
          <table:table-cell table:style-name="ce18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20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6] + [.N6] + [.V6] + [.AC6]" office:value-type="float" office:value="0">
            <text:p>0.00000</text:p>
          </table:table-cell>
          <table:table-cell table:style-name="ce18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0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7] + [.N7] + [.V7] + [.AC7]" office:value-type="float" office:value="0">
            <text:p>0.00000</text:p>
          </table:table-cell>
          <table:table-cell table:style-name="ce18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0" table:formula="of:=VLOOKUP([.AF7]; [.$AL$2:.$AM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9] + [.N9] + [.V9] + [.AC9]" office:value-type="float" office:value="0">
            <text:p>0.00000</text:p>
          </table:table-cell>
          <table:table-cell table:style-name="ce18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20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0] + [.N10] + [.V10] + [.AC10]" office:value-type="float" office:value="0">
            <text:p>0.00000</text:p>
          </table:table-cell>
          <table:table-cell table:style-name="ce18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20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1] + [.N11] + [.V11] + [.AC11]" office:value-type="float" office:value="0">
            <text:p>0.00000</text:p>
          </table:table-cell>
          <table:table-cell table:style-name="ce18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20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2] + [.N12] + [.V12] + [.AC12]" office:value-type="float" office:value="0">
            <text:p>0.00000</text:p>
          </table:table-cell>
          <table:table-cell table:style-name="ce18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20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/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3] + [.N13] + [.V13] + [.AC13]" office:value-type="float" office:value="0">
            <text:p>0.00000</text:p>
          </table:table-cell>
          <table:table-cell table:style-name="ce18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20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17" table:formula="of:=[.I14] + [.N14] + [.V14] + [.AC14]" office:value-type="float" office:value="0">
            <text:p>0.00000</text:p>
          </table:table-cell>
          <table:table-cell table:style-name="ce18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0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5] + [.N15] + [.V15] + [.AC15]" office:value-type="float" office:value="0">
            <text:p>0.00000</text:p>
          </table:table-cell>
          <table:table-cell table:style-name="ce18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20" table:formula="of:=VLOOKUP([.AF15]; [.$AL$2:.$AM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6] + [.N16] + [.V16] + [.AC16]" office:value-type="float" office:value="0">
            <text:p>0.00000</text:p>
          </table:table-cell>
          <table:table-cell table:style-name="ce18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20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7] + [.N17] + [.V17] + [.AC17]" office:value-type="float" office:value="0">
            <text:p>0.00000</text:p>
          </table:table-cell>
          <table:table-cell table:style-name="ce18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20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8] + [.N18] + [.V18] + [.AC18]" office:value-type="float" office:value="0">
            <text:p>0.00000</text:p>
          </table:table-cell>
          <table:table-cell table:style-name="ce18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0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0] + [.N20] + [.V20] + [.AC20]" office:value-type="float" office:value="0">
            <text:p>0.00000</text:p>
          </table:table-cell>
          <table:table-cell table:style-name="ce18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20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21] + [.N21] + [.V21] + [.AC21]" office:value-type="float" office:value="0">
            <text:p>0.00000</text:p>
          </table:table-cell>
          <table:table-cell table:style-name="ce18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20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8" table:formula="of:=AVERAGE([.AE2:.AE18])" office:value-type="float" office:value="0">
            <text:p>0</text:p>
          </table:table-cell>
          <table:table-cell table:style-name="ce14"/>
          <table:table-cell table:style-name="ce18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 table:style-name="ce5" table:formula="of:=AVERAGE([.M2:.M21]) / 100" office:value-type="float" office:value="0.842631578947368">
            <text:p>0.8426315789</text:p>
          </table:table-cell>
          <table:table-cell table:style-name="ce10"/>
          <table:table-cell table:number-columns-repeated="1007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18:5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5T13:33:53</dc:date>
    <dc:creator>Gregory Kapfhammer</dc:creator>
    <meta:editing-duration>P30DT18H13M3S</meta:editing-duration>
    <meta:editing-cycles>273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32" meta:object-count="0"/>
  </office:meta>
</office:document-meta>
</file>